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Preformatted_20_Text">
    </style:style>
    <style:style style:name="P15" style:family="paragraph" style:parent-style-name="Text_20_body" style:list-style-name="L14">
      <style:paragraph-properties fo:margin-top="0in" fo:margin-bottom="0in"/>
    </style:style>
  </office:automatic-styles>
  <office:body>
    <office:text>
      <text:h text:style-name="Heading_20_1" text:outline-level="1"><text:bookmark-start text:name="hello-world"/>Hello World<text:bookmark-end text:name="hello-world"/></text:h>
      <text:p text:style-name="First_20_paragraph">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2" text:outline-level="2"><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www.wikiwand.com/en/%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3" text:outline-level="3"><text:bookmark-start text:name="opening-your-first-program"/>Opening Your First Program<text:bookmark-end text:name="opening-your-first-program"/></text:h>
      <text:list text:style-name="L2">
        <text:list-item>
          <text:p text:style-name="P2">Download <text:a xlink:type="simple" xlink:href=".././code/projects/HelloWorld_Solution.zip" office:name=""><text:span text:style-name="Definition">HelloWorld_Solution.zip</text:span></text:a> and save it on your computer.</text:p>
        </text:list-item>
        <text:list-item>
          <text:p text:style-name="P2"><text:a xlink:type="simple" xlink:href="../../../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Source_Text">HelloWorld_Solution.sln</text:span> file</text:p>
        </text:list-item>
        <text:list-item>
          <text:p text:style-name="P2">Clicking the <text:span text:style-name="Source_Text">.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Source_Text">.sln</text:span> file and look for an option to <text:span text:style-name="Source_Text">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www.wikiwand.com/en/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r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 on trust, and you will have to trust us during this course. If you continue your study in our School, you will learn about <text:a xlink:type="simple" xlink:href="https://www.wikiwand.com/en/Virtualization" office:name=""><text:span text:style-name="Definition">virtualization</text:span></text:a>, that allows you to execute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have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3" text:outline-level="3"><text:bookmark-start text:name="compiling-and-executing-your-first-program"/>Compiling and Executing Your First Program<text:bookmark-end text:name="compiling-and-executing-your-first-program"/></text:h>
      <text:p text:style-name="First_20_paragraph">For this part, everything will take place inside the IDE that was started previously.</text:p>
      <text:list text:style-name="L5">
        <text:list-item>
          <text:p text:style-name="P5">Within the IDE, first locate <text:span text:style-name="Source_Text">Program.cs</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Source_Text">Program.cs</text:span> double click on it. This is the <text:span text:style-name="T1">source code</text:span> of the application you are actually considering.</text:p>
        </text:list-item>
        <text:list-item>
          <text:p text:style-name="P5">Let’s compile this program. Look for an option to <text:span text:style-name="Source_Text">Build solution</text:span> and click on it. What happened?</text:p>
        </text:list-item>
        <text:list-item>
          <text:p text:style-name="P5">Let’s execute this program. The exact wording varies between different IDEs, but look for one of the following: <text:span text:style-name="Source_Text">Debug &gt; Start without Debugging</text:span> or <text:span text:style-name="Source_Text">Run &gt; Start without Debugging</text:span> or <text:span text:style-name="Source_Text">Run &gt; Run Project</text:span> and click on it. What happened?</text:p>
        </text:list-item>
        <text:list-item>
          <text:p text:style-name="P5">You will <text:span text:style-name="T2">extensively</text:span> compile and execute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shortcuts.html" office:name=""><text:span text:style-name="Definition">on this resource page</text:span></text:a>.</text:p>
      <text:h text:style-name="Heading_20_3" text:outline-level="3"><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and you will have to store them either online in your cloud storage or on a USB drive</text:span>.</text:p>
      <text:h text:style-name="Heading_20_4" text:outline-level="4"><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3" text:outline-level="3"><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Source_Text">CSCI1301</text:span>)</text:p>
        </text:list-item>
        <text:list-item>
          <text:p text:style-name="P9">Create subfolder for the <text:span text:style-name="Source_Text">HelloWorld</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Source_Text">HelloWorld_Solution.sln</text:span> - this is called a solution file. It tells the IDE how to load your C## source code in the IDE.</text:p>
            </text:list-item>
            <text:list-item>
              <text:p text:style-name="P10"><text:span text:style-name="Source_Text">HelloWorld_Project.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Source_Text">Program.cs</text:span> - this is the actual source code of your program and where you write code.</text:p>
            </text:list-item>
          </text:list>
          <text:p text:style-name="P9">It is useful to understand the purpose and role of these different files (<text:span text:style-name="Source_Text">.sln</text:span>, <text:span text:style-name="Source_Text">.csproj</text:span>, <text:span text:style-name="Source_Text">.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3" text:outline-level="3"><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Source_Text">HelloWorld</text:span> folder) on the computer – or even better, share it with a classmate and ask them to complete the following steps with you, or do it <text:span text:style-name="T1">on a different computer</text:span>,</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Source_Text">HelloWorld_Solution.zip</text:span>, unzip it, and make sure you can build the solution and execute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www.wikiwand.com/en/Source_lines_of_code" office:name=""><text:span text:style-name="Definition">lines of code</text:span></text:a>; such a strategy would not be very efficient, to say the least. Yet mistakes happen, and for that very reason, programmers generally use <text:a xlink:type="simple" xlink:href="https://www.wikiwand.com/en/Version_control" office:name=""><text:span text:style-name="Definition">version control</text:span></text:a> which allows them to <text:span text:style-name="T1">undo indefinitely</text:span>! Look up <text:a xlink:type="simple" xlink:href="https://www.wikiwand.com/en/Distributed_version_control" office:name=""><text:span text:style-name="Definition">Distributed version control</text:span></text:a> and try to understand its importance.</text:p>
      <text:h text:style-name="Heading_20_3" text:outline-level="3"><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Source_Text">Clean solution</text:span>. Cleaning is the action of removing all generated files (e.g. the compiled program).</text:p>
        </text:list-item>
        <text:list-item>
          <text:p text:style-name="P12">Close <text:span text:style-name="Source_Text">Solution Explorer</text:span> or <text:span text:style-name="Source_Text">Explorer</text:span> and make sure you can re-open it.</text:p>
        </text:list-item>
        <text:list-item>
          <text:p text:style-name="P12">Try to change the font size of your editor window.</text:p>
        </text:list-item>
      </text:list>
      <text:h text:style-name="Heading_20_3" text:outline-level="3"><text:bookmark-start text:name="breaking-your-program"/>Breaking Your Program<text:bookmark-end text:name="breaking-your-program"/></text:h>
      <text:p text:style-name="First_20_paragraph">If you followed the instructions carefully, you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Source_Text">C#</text:span>.</text:p>
        </text:list-item>
        <text:list-item>
          <text:p text:style-name="P13">Build the solution, and note that an error is reported. The IDE will report a build error similar to the following:</text:p>
          <text:p text:style-name="P14">Build: 0 succeeded, 1 failed, 0 up-to-date, 0 skipped</text:p>
          <text:p text:style-name="P13">If you do not see an error, look in different tabs. If you still cannot see an error, open build output view from the IDE menu. It is usually labelled as <text:span text:style-name="Source_Text">View &gt; Output</text:span>, <text:span text:style-name="Source_Text">View &gt; Tool Windows &gt; Build</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Source_Text">using System</text:span></text:p>
        </text:list-item>
        <text:list-item>
          <text:p text:style-name="P15">Replace <text:span text:style-name="Source_Text">class Program</text:span> with <text:span text:style-name="Source_Text">class TestOne</text:span></text:p>
        </text:list-item>
        <text:list-item>
          <text:p text:style-name="P15">Remove the brace (or “curly bracket”, i.e., the <text:span text:style-name="Source_Text">}</text:span> symbol) at the last line.</text:p>
        </text:list-item>
        <text:list-item>
          <text:p text:style-name="P15">Add three new lines at the end of the file</text:p>
        </text:list-item>
        <text:list-item>
          <text:p text:style-name="P15">Replace <text:span text:style-name="Source_Text">Console.WriteLine</text:span> with <text:span text:style-name="Source_Text">CONSOLE.WriteLine</text:span></text:p>
        </text:list-item>
        <text:list-item>
          <text:p text:style-name="P15">Replace <text:span text:style-name="Source_Text">Console.WriteLine</text:span> with <text:span text:style-name="Source_Text">Console.WRITELINE</text:span></text:p>
        </text:list-item>
        <text:list-item>
          <text:p text:style-name="P15">Add a new line between <text:span text:style-name="Source_Text">Console.</text:span> and <text:span text:style-name="Source_Text">WriteLine</text:span></text:p>
        </text:list-item>
        <text:list-item>
          <text:p text:style-name="P15">Add a new line between <text:span text:style-name="Source_Text">WriteLine</text:span> and <text:span text:style-name="Source_Text">(</text:span></text:p>
        </text:list-item>
        <text:list-item>
          <text:p text:style-name="P15">Add a new line between <text:span text:style-name="Source_Text">Write</text:span> and <text:span text:style-name="Source_Text">Line</text:span></text:p>
        </text:list-item>
        <text:list-item>
          <text:p text:style-name="P15">Replace <text:span text:style-name="Source_Text">Main()</text:span> with <text:span text:style-name="Source_Text">Method()</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3Z</meta:creation-date>
    <dc:date>2024-08-15T18:01:53Z</dc:date>
  </office:meta>
</office:document-meta>
</file>